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F468616FE142926C5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ni" svg:font-family="Ani" style:font-pitch="variable"/>
    <style:font-face style:name="Gayathri Thin" svg:font-family="'Gayathri Thin'" style:font-pitch="variable"/>
    <style:font-face style:name="Laksaman" svg:font-family="Laksaman" style:font-pitch="variable"/>
    <style:font-face style:name="Lato Hairline" svg:font-family="'Lato Hairline'" style:font-pitch="variable"/>
    <style:font-face style:name="Nakula" svg:font-family="Nakula" style:font-pitch="variable"/>
    <style:font-face style:name="Norasi" svg:font-family="Norasi" style:font-pitch="variable"/>
    <style:font-face style:name="Purisa" svg:font-family="Purisa" style:font-pitch="variable"/>
    <style:font-face style:name="Standard Symbols PS" svg:font-family="'Standard Symbols PS'" style:font-pitch="variable"/>
    <style:font-face style:name="Ubuntu" svg:font-family="Ubuntu" style:font-pitch="variable"/>
    <style:font-face style:name="eufm10" svg:font-family="euf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089cm, 3.18cm, 3.139cm, 3.148cm)" draw:image-opacity="100%" style:mirror="none"/>
    </style:style>
    <style:style style:name="gr2" style:family="graphic" style:parent-style-name="standard">
      <style:graphic-properties svg:stroke-width="0.07cm" svg:stroke-color="#dc143c" draw:marker-start-width="0.33cm" draw:marker-end-width="0.33cm" draw:fill="none" draw:fill-color="#ffffff" draw:textarea-horizontal-align="justify" draw:textarea-vertical-align="middle" draw:auto-grow-height="false" fo:min-height="0.75cm" fo:min-width="1.3cm" fo:padding-top="0.11cm" fo:padding-bottom="0.11cm" fo:padding-left="0.235cm" fo:padding-right="0.235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svg:stroke-width="0cm" svg:stroke-color="#4682b4" draw:marker-start-width="0.23cm" draw:marker-end-width="0.23cm" draw:fill="none" draw:fill-color="#bdbdbd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svg:stroke-width="0.07cm" svg:stroke-color="#4682b4" draw:marker-start-width="0.33cm" draw:marker-end-width="0.33cm" draw:fill="none" draw:fill-color="#ffffff" draw:gradient-step-count="0" draw:textarea-horizontal-align="justify" draw:textarea-vertical-align="middle" draw:auto-grow-height="false" fo:min-height="0.558cm" fo:min-width="0.38cm" fo:padding-top="0.11cm" fo:padding-bottom="0.11cm" fo:padding-left="0.235cm" fo:padding-right="0.235cm"/>
    </style:style>
    <style:style style:name="gr7" style:family="graphic" style:parent-style-name="objectwithoutfill">
      <style:graphic-properties draw:stroke="solid" draw:stroke-dash="Dot" svg:stroke-width="0.07cm" svg:stroke-color="#4682b4" draw:marker-start-width="0.33cm" draw:marker-end-width="0.33cm" draw:fill="solid" draw:textarea-vertical-align="middle" fo:padding-top="0.11cm" fo:padding-bottom="0.11cm" fo:padding-left="0.235cm" fo:padding-right="0.2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text-underline-style="none"/>
    </style:style>
    <style:style style:name="P3" style:family="paragraph">
      <loext:graphic-properties draw:fill="none" draw:fill-color="#bdbdbd"/>
      <style:paragraph-properties fo:text-align="center"/>
    </style:style>
    <style:style style:name="P4" style:family="paragraph">
      <loext:graphic-properties draw:fill="none" draw:fill-color="#ffffff" draw:gradient-step-count="0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.3cm" svg:height="1.199cm" svg:x="17cm" svg:y="24.6cm">
          <draw:image xlink:href="Pictures/10000201000001F4000001F468616FE142926C54.png" xlink:type="simple" xlink:show="embed" xlink:actuate="onLoad" loext:mime-type="image/png">
            <text:p/>
          </draw:image>
        </draw:frame>
        <draw:custom-shape draw:style-name="gr2" draw:text-style-name="P2" draw:layer="layout" svg:width="1.8cm" svg:height="1cm" svg:x="16.8cm" svg:y="2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1cm" svg:x="16.8cm" svg:y="2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2.6cm" svg:x="9.7cm" svg:y="2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2cm" svg:y="25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cm" svg:y="2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01cm" svg:y="2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1cm" svg:y="2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cm" svg:y="2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01cm" svg:y="24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1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1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1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1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1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1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1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1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1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1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cm" svg:y="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cm" svg:y="2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6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cm" svg:y="26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01cm" svg:y="26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1cm" svg:y="26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5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cm" svg:y="25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cm" svg:y="25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cm" svg:y="25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5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5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cm" svg:y="25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5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cm" svg:y="25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cm" svg:y="25.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7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cm" svg:y="28.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01cm" svg:y="27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1cm" svg:y="28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7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cm" svg:y="27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1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1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6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6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6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1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1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6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65cm" svg:y="26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9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9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6.4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7.4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4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8.9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9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5.4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0.02cm" svg:height="0.02cm" svg:x="19.4cm" svg:y="28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08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4" draw:layer="layout" svg:width="1.2cm" svg:height="1.1cm" svg:x="17.05cm" svg:y="2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25cm" svg:y1="25.2cm" svg:x2="20.05cm" svg:y2="25.2cm">
          <text:p/>
        </draw:line>
        <draw:line draw:style-name="gr7" draw:text-style-name="P5" draw:layer="layout" svg:x1="15.25cm" svg:y1="25.2cm" svg:x2="17.05cm" svg:y2="25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ni" svg:font-family="Ani" style:font-pitch="variable"/>
    <style:font-face style:name="Gayathri Thin" svg:font-family="'Gayathri Thin'" style:font-pitch="variable"/>
    <style:font-face style:name="Laksaman" svg:font-family="Laksaman" style:font-pitch="variable"/>
    <style:font-face style:name="Lato Hairline" svg:font-family="'Lato Hairline'" style:font-pitch="variable"/>
    <style:font-face style:name="Nakula" svg:font-family="Nakula" style:font-pitch="variable"/>
    <style:font-face style:name="Norasi" svg:font-family="Norasi" style:font-pitch="variable"/>
    <style:font-face style:name="Purisa" svg:font-family="Purisa" style:font-pitch="variable"/>
    <style:font-face style:name="Standard Symbols PS" svg:font-family="'Standard Symbols PS'" style:font-pitch="variable"/>
    <style:font-face style:name="Ubuntu" svg:font-family="Ubuntu" style:font-pitch="variable"/>
    <style:font-face style:name="eufm10" svg:font-family="euf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ffffff" draw:marker-start-width="0.37cm" draw:marker-start-center="false" draw:marker-end-width="0.37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ot" draw:fill-gradient-name="Gradient_20_1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2:05:40.465864522</meta:creation-date>
    <dc:date>2022-10-17T14:30:24.361104584</dc:date>
    <meta:editing-duration>PT12M41S</meta:editing-duration>
    <meta:editing-cycles>6</meta:editing-cycles>
    <meta:generator>LibreOffice/6.4.7.2$Linux_X86_64 LibreOffice_project/40$Build-2</meta:generator>
    <meta:document-statistic meta:object-count="331"/>
  </office:meta>
</office:document-meta>
</file>